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92cm" style:rel-column-width="1413*"/>
    </style:style>
    <style:style style:name="Tabela1.B" style:family="table-column">
      <style:table-column-properties style:column-width="3.814cm" style:rel-column-width="2162*"/>
    </style:style>
    <style:style style:name="Tabela1.C" style:family="table-column">
      <style:table-column-properties style:column-width="10.694cm" style:rel-column-width="606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text-properties officeooo:rsid="00115f67" officeooo:paragraph-rsid="00115f67"/>
    </style:style>
    <style:style style:name="P5" style:family="paragraph" style:parent-style-name="Heading_20_1">
      <style:paragraph-properties fo:break-before="page"/>
      <style:text-properties officeooo:rsid="0012eeb8" officeooo:paragraph-rsid="0012eeb8"/>
    </style:style>
    <style:style style:name="P6" style:family="paragraph" style:parent-style-name="Heading_20_1">
      <style:paragraph-properties fo:break-before="page"/>
      <style:text-properties officeooo:rsid="00135f2a" officeooo:paragraph-rsid="00135f2a"/>
    </style:style>
    <style:style style:name="P7" style:family="paragraph" style:parent-style-name="Heading_20_1">
      <style:paragraph-properties fo:break-before="page"/>
      <style:text-properties officeooo:rsid="0014dacd" officeooo:paragraph-rsid="0014dacd"/>
    </style:style>
    <style:style style:name="P8" style:family="paragraph" style:parent-style-name="Heading_20_1">
      <style:paragraph-properties fo:text-align="justify" style:justify-single-word="false" fo:break-before="page"/>
      <style:text-properties officeooo:rsid="00157669" officeooo:paragraph-rsid="00157669"/>
    </style:style>
    <style:style style:name="P9" style:family="paragraph" style:parent-style-name="Heading_20_1">
      <style:paragraph-properties fo:break-before="page"/>
      <style:text-properties officeooo:rsid="0016c5da" officeooo:paragraph-rsid="0016c5da"/>
    </style:style>
    <style:style style:name="P10" style:family="paragraph" style:parent-style-name="Heading_20_1" style:list-style-name="">
      <style:paragraph-properties fo:text-align="justify" style:justify-single-word="false" fo:break-before="page"/>
      <style:text-properties officeooo:rsid="0017b58d" officeooo:paragraph-rsid="00194b17"/>
    </style:style>
    <style:style style:name="P11" style:family="paragraph" style:parent-style-name="Heading_20_2">
      <style:text-properties officeooo:rsid="001eba03" officeooo:paragraph-rsid="001eba03"/>
    </style:style>
    <style:style style:name="P12" style:family="paragraph" style:parent-style-name="Table_20_Contents">
      <style:paragraph-properties fo:text-align="center" style:justify-single-word="false"/>
      <style:text-properties officeooo:rsid="0012eeb8" officeooo:paragraph-rsid="0012eeb8"/>
    </style:style>
    <style:style style:name="P13" style:family="paragraph" style:parent-style-name="Table_20_Contents">
      <style:paragraph-properties fo:text-align="justify" style:justify-single-word="false"/>
      <style:text-properties officeooo:rsid="0012eeb8" officeooo:paragraph-rsid="0012eeb8"/>
    </style:style>
    <style:style style:name="P14" style:family="paragraph" style:parent-style-name="Text_20_body">
      <style:text-properties officeooo:rsid="00115f67" officeooo:paragraph-rsid="00115f67"/>
    </style:style>
    <style:style style:name="P1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15f67" officeooo:paragraph-rsid="00115f67"/>
    </style:style>
    <style:style style:name="P16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  <style:text-properties officeooo:rsid="00115f67" officeooo:paragraph-rsid="00115f67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115f67" officeooo:paragraph-rsid="00115f67"/>
    </style:style>
    <style:style style:name="P18" style:family="paragraph" style:parent-style-name="Text_20_body">
      <style:text-properties officeooo:paragraph-rsid="0012eeb8"/>
    </style:style>
    <style:style style:name="P19" style:family="paragraph" style:parent-style-name="Text_20_body">
      <style:text-properties officeooo:paragraph-rsid="00135f2a"/>
    </style:style>
    <style:style style:name="P20" style:family="paragraph" style:parent-style-name="Text_20_body">
      <style:text-properties officeooo:paragraph-rsid="0014dacd"/>
    </style:style>
    <style:style style:name="P21" style:family="paragraph" style:parent-style-name="Text_20_body">
      <style:paragraph-properties fo:text-align="justify" style:justify-single-word="false"/>
      <style:text-properties officeooo:paragraph-rsid="00157669"/>
    </style:style>
    <style:style style:name="P22" style:family="paragraph" style:parent-style-name="Text_20_body">
      <style:text-properties officeooo:paragraph-rsid="0016c5da"/>
    </style:style>
    <style:style style:name="P23" style:family="paragraph" style:parent-style-name="Text_20_body">
      <style:paragraph-properties fo:text-align="justify" style:justify-single-word="false"/>
      <style:text-properties officeooo:rsid="001e226a" officeooo:paragraph-rsid="001e226a"/>
    </style:style>
    <style:style style:name="P24" style:family="paragraph" style:parent-style-name="Text_20_body">
      <style:text-properties officeooo:paragraph-rsid="001eba03"/>
    </style:style>
    <style:style style:name="P25" style:family="paragraph" style:parent-style-name="Text_20_body">
      <style:text-properties officeooo:rsid="001f74f1" officeooo:paragraph-rsid="001f74f1"/>
    </style:style>
    <style:style style:name="P26" style:family="paragraph" style:parent-style-name="Text_20_body">
      <style:paragraph-properties fo:text-align="justify" style:justify-single-word="false"/>
      <style:text-properties officeooo:rsid="0020b07e" officeooo:paragraph-rsid="0020b07e"/>
    </style:style>
    <style:style style:name="T1" style:family="text">
      <style:text-properties officeooo:rsid="0017922a"/>
    </style:style>
    <style:style style:name="T2" style:family="text">
      <style:text-properties officeooo:rsid="0017a809"/>
    </style:style>
    <style:style style:name="T3" style:family="text">
      <style:text-properties officeooo:rsid="001eba0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1397_502976854"/>Informacje o projekcie<text:bookmark-end text:name="__RefHeading___Toc1397_502976854"/></text:h>
      <text:p text:style-name="P14">Nazwa <text:span text:style-name="T2">projektu</text:span>: uGame <text:line-break/>Osoby odpowiedzialne za projekt:</text:p>
      <text:p text:style-name="P15">eng. Bazan Michał<text:line-break/>eng. Pawłoś Łukasz<text:line-break/>eng. Tomecki Mateusz<text:line-break/>eng. Albiniak Arkadiusz</text:p>
      <text:p text:style-name="P16"/>
      <text:p text:style-name="P1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">Spis treści</text:p>
          </text:index-title>
          <text:p text:style-name="P1"><text:a xlink:type="simple" xlink:href="#__RefHeading___Toc1397_502976854" text:style-name="Index_20_Link" text:visited-style-name="Index_20_Link">Informacje o projekcie<text:tab/>1</text:a></text:p>
          <text:p text:style-name="P1"><text:a xlink:type="simple" xlink:href="#__RefHeading___Toc1399_502976854" text:style-name="Index_20_Link" text:visited-style-name="Index_20_Link">Karta zmian<text:tab/>3</text:a></text:p>
          <text:p text:style-name="P1"><text:a xlink:type="simple" xlink:href="#__RefHeading___Toc1401_502976854" text:style-name="Index_20_Link" text:visited-style-name="Index_20_Link">Słowniczek<text:tab/>4</text:a></text:p>
          <text:p text:style-name="P1"><text:a xlink:type="simple" xlink:href="#__RefHeading___Toc1403_502976854" text:style-name="Index_20_Link" text:visited-style-name="Index_20_Link">Kompetencje w projekcie<text:tab/>5</text:a></text:p>
          <text:p text:style-name="P2"><text:a xlink:type="simple" xlink:href="#__RefHeading___Toc1421_502976854" text:style-name="Index_20_Link" text:visited-style-name="Index_20_Link">Opis kompetencji<text:tab/>5</text:a></text:p>
          <text:p text:style-name="P2"><text:a xlink:type="simple" xlink:href="#__RefHeading___Toc1423_502976854" text:style-name="Index_20_Link" text:visited-style-name="Index_20_Link">Podział kompetencji<text:tab/>5</text:a></text:p>
          <text:p text:style-name="P1"><text:a xlink:type="simple" xlink:href="#__RefHeading___Toc1405_502976854" text:style-name="Index_20_Link" text:visited-style-name="Index_20_Link">Informacje organizacyjne<text:tab/>6</text:a></text:p>
          <text:p text:style-name="P1"><text:a xlink:type="simple" xlink:href="#__RefHeading___Toc1407_502976854" text:style-name="Index_20_Link" text:visited-style-name="Index_20_Link">Opis projektu<text:tab/>7</text:a></text:p>
          <text:p text:style-name="P1"><text:a xlink:type="simple" xlink:href="#__RefHeading___Toc1419_502976854" text:style-name="Index_20_Link" text:visited-style-name="Index_20_Link">Analiza obecnego stanu techniki<text:tab/>8</text:a></text:p>
          <text:p text:style-name="P1"><text:a xlink:type="simple" xlink:href="#__RefHeading___Toc1409_502976854" text:style-name="Index_20_Link" text:visited-style-name="Index_20_Link">Wymagania dotyczące projektu<text:tab/>9</text:a></text:p>
          <text:p text:style-name="P1"><text:a xlink:type="simple" xlink:href="#__RefHeading___Toc1411_502976854" text:style-name="Index_20_Link" text:visited-style-name="Index_20_Link">Analiza wymagań<text:tab/>10</text:a></text:p>
          <text:p text:style-name="P1"><text:a xlink:type="simple" xlink:href="#__RefHeading___Toc1413_502976854" text:style-name="Index_20_Link" text:visited-style-name="Index_20_Link">Design<text:tab/>11</text:a></text:p>
          <text:p text:style-name="P1"><text:a xlink:type="simple" xlink:href="#__RefHeading___Toc1415_502976854" text:style-name="Index_20_Link" text:visited-style-name="Index_20_Link">Weryfikacja wymagań<text:tab/>12</text:a></text:p>
          <text:p text:style-name="P1"><text:a xlink:type="simple" xlink:href="#__RefHeading___Toc1417_502976854" text:style-name="Index_20_Link" text:visited-style-name="Index_20_Link">Źródła<text:tab/>13</text:a></text:p>
        </text:index-body>
      </text:table-of-content>
      <text:p text:style-name="P17"><text:line-break/></text:p>
      <text:h text:style-name="P5" text:outline-level="1"><text:bookmark-start text:name="__RefHeading___Toc1399_502976854"/>Karta zmian<text:bookmark-end text:name="__RefHeading___Toc1399_502976854"/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Osoba</text:p>
          </table:table-cell>
          <table:table-cell table:style-name="Tabela1.C1" office:value-type="string">
            <text:p text:style-name="P12">Opis zmian</text:p>
          </table:table-cell>
        </table:table-row>
        <table:table-row>
          <table:table-cell table:style-name="Tabela1.A2" office:value-type="string">
            <text:p text:style-name="P12">03/06/2024</text:p>
          </table:table-cell>
          <table:table-cell table:style-name="Tabela1.A2" office:value-type="string">
            <text:p text:style-name="P12">Bazan Michał</text:p>
          </table:table-cell>
          <table:table-cell table:style-name="Tabela1.C2" office:value-type="string">
            <text:p text:style-name="P13">Utworzenie podstawowej struktury dokumentu, uzupełnienie podstawowych informacji <text:span text:style-name="T1">organizacyjnych</text:span>.</text:p>
          </table:table-cell>
        </table:table-row>
      </table:table>
      <text:p text:style-name="P18"/>
      <text:h text:style-name="P6" text:outline-level="1"><text:bookmark-start text:name="__RefHeading___Toc1401_502976854"/>Słowniczek<text:bookmark-end text:name="__RefHeading___Toc1401_502976854"/></text:h>
      <text:p text:style-name="P19"/>
      <text:h text:style-name="P7" text:outline-level="1"><text:bookmark-start text:name="__RefHeading___Toc1403_502976854"/><text:span text:style-name="T3">Kompetencje </text:span>w projekcie<text:bookmark-end text:name="__RefHeading___Toc1403_502976854"/></text:h>
      <text:p text:style-name="P20"/>
      <text:h text:style-name="P11" text:outline-level="2"><text:bookmark-start text:name="__RefHeading___Toc1421_502976854"/>Opis kompetencji<text:bookmark-end text:name="__RefHeading___Toc1421_502976854"/></text:h>
      <text:p text:style-name="P24"/>
      <text:p text:style-name="P23">W projekcie istnieją następujące kompetencje:</text:p>
      <text:p text:style-name="P23">- PM – osoba odpowiedzialna za przydzielanie zadań, monitorowanie postępów, kontakt z klientem, uzupełnianie dokumentacji projektów, organizowanie spotkań,</text:p>
      <text:p text:style-name="P23">- Software Engineer – programista odpowiedzialny za realizację przydzielonych zadań projektowych i realizację dokumentacji na poziomie implementacji,</text:p>
      <text:p text:style-name="P23">- Kreatywny wizjoner – osoba odpowiedzialna za pomysł gry oraz wprowadzanie innowacji.</text:p>
      <text:p text:style-name="P23"/>
      <text:h text:style-name="P11" text:outline-level="2"><text:bookmark-start text:name="__RefHeading___Toc1423_502976854"/>Podział kompetencji<text:bookmark-end text:name="__RefHeading___Toc1423_502976854"/></text:h>
      <text:p text:style-name="P24"/>
      <text:p text:style-name="P25">Albiniak Arkadiusz – Software Engineer,</text:p>
      <text:p text:style-name="P25">Bazan Michał – PM,</text:p>
      <text:p text:style-name="P25">Pawłoś Łukasz – Kreatywny wizjoner,</text:p>
      <text:p text:style-name="P25">Tomecki Mateusz – Software Engineer.</text:p>
      <text:h text:style-name="P8" text:outline-level="1"><text:bookmark-start text:name="__RefHeading___Toc1405_502976854"/>Informacje organizacyjne<text:bookmark-end text:name="__RefHeading___Toc1405_502976854"/></text:h>
      <text:p text:style-name="P21"/>
      <text:p text:style-name="P26">Spotkania statusowe odbywają się co dwa tygodnie w &lt;dzień&gt;</text:p>
      <text:p text:style-name="P26">Raporty ze spotkań znajdują się w folderze docs/reports/</text:p>
      <text:p text:style-name="P26"/>
      <text:h text:style-name="P9" text:outline-level="1"><text:bookmark-start text:name="__RefHeading___Toc1407_502976854"/>Opis projektu<text:bookmark-end text:name="__RefHeading___Toc1407_502976854"/></text:h>
      <text:p text:style-name="P22"/>
      <text:h text:style-name="P10" text:outline-level="1"><text:bookmark-start text:name="__RefHeading___Toc1419_502976854"/>Analiza obecnego stanu techniki<text:bookmark-end text:name="__RefHeading___Toc1419_502976854"/></text:h>
      <text:h text:style-name="P9" text:outline-level="1"><text:bookmark-start text:name="__RefHeading___Toc1409_502976854"/>Wymagania dotyczące projektu<text:bookmark-end text:name="__RefHeading___Toc1409_502976854"/></text:h>
      <text:h text:style-name="P9" text:outline-level="1"><text:bookmark-start text:name="__RefHeading___Toc1411_502976854"/>Analiza wymagań<text:bookmark-end text:name="__RefHeading___Toc1411_502976854"/></text:h>
      <text:h text:style-name="P9" text:outline-level="1"><text:bookmark-start text:name="__RefHeading___Toc1413_502976854"/>Design<text:bookmark-end text:name="__RefHeading___Toc1413_502976854"/></text:h>
      <text:h text:style-name="P9" text:outline-level="1"><text:bookmark-start text:name="__RefHeading___Toc1415_502976854"/>Weryfikacja wymagań<text:bookmark-end text:name="__RefHeading___Toc1415_502976854"/></text:h>
      <text:h text:style-name="P9" text:outline-level="1"><text:bookmark-start text:name="__RefHeading___Toc1417_502976854"/>Źródła<text:bookmark-end text:name="__RefHeading___Toc1417_502976854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6:37:57.469427929</meta:creation-date>
    <meta:generator>LibreOffice/7.3.7.2$Linux_X86_64 LibreOffice_project/30$Build-2</meta:generator>
    <dc:date>2024-03-06T17:06:17.551798176</dc:date>
    <meta:editing-duration>PT27M14S</meta:editing-duration>
    <meta:editing-cycles>18</meta:editing-cycles>
    <meta:document-statistic meta:table-count="1" meta:image-count="0" meta:object-count="0" meta:page-count="13" meta:paragraph-count="48" meta:word-count="191" meta:character-count="1481" meta:non-whitespace-character-count="1328"/>
  </office:meta>
</office:document-meta>
</file>